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0.14pt"/>
    </style:style>
    <style:style style:name="co2" style:family="table-column">
      <style:table-column-properties fo:break-before="auto" style:column-width="48.61pt"/>
    </style:style>
    <style:style style:name="co3" style:family="table-column">
      <style:table-column-properties fo:break-before="auto" style:column-width="45.5pt"/>
    </style:style>
    <style:style style:name="co4" style:family="table-column">
      <style:table-column-properties fo:break-before="auto" style:column-width="468.79pt"/>
    </style:style>
    <style:style style:name="co5" style:family="table-column">
      <style:table-column-properties fo:break-before="auto" style:column-width="247.01pt"/>
    </style:style>
    <style:style style:name="co6" style:family="table-column">
      <style:table-column-properties fo:break-before="auto" style:column-width="557.35pt"/>
    </style:style>
    <style:style style:name="co7" style:family="table-column">
      <style:table-column-properties fo:break-before="auto" style:column-width="74.8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multi_domain_IE_each_mergestep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PDB</text:p>
          </table:table-cell>
          <table:table-cell table:style-name="ce1" office:value-type="string" calcext:value-type="string">
            <text:p>Chain</text:p>
          </table:table-cell>
          <table:table-cell table:style-name="ce1" office:value-type="string" calcext:value-type="string">
            <text:p>Domains</text:p>
          </table:table-cell>
          <table:table-cell table:style-name="ce1" office:value-type="string" calcext:value-type="string">
            <text:p>CATH</text:p>
          </table:table-cell>
          <table:table-cell table:style-name="ce1" office:value-type="string" calcext:value-type="string">
            <text:p>Energy(each step)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Verdict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1m7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- A <text:s text:c="2"/>91 - <text:s/>1 <text:s/>A <text:s text:c="2"/>92 - A <text:s/>190 - </text:p>
          </table:table-cell>
          <table:table-cell office:value-type="string" calcext:value-type="string">
            <text:p> 46 42 40 <text:span text:style-name="T1">36</text:span> <text:span text:style-name="T1">18</text:span> 17 8</text:p>
          </table:table-cell>
          <table:table-cell office:value-type="string" calcext:value-type="string">
            <text:p>With 4 clusters remaining(36 → 18), </text:p>
            <text:p>2 of them are of 10-15 length each. </text:p>
          </table:table-cell>
          <table:table-cell office:value-type="string" calcext:value-type="string">
            <text:p>Correc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pn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 - A <text:s/>101 - <text:s/>A <text:s/>270 - A <text:s/>369 - <text:s/>1 <text:s/>A <text:s/>102 - A <text:s/>262 - </text:p>
          </table:table-cell>
          <table:table-cell office:value-type="string" calcext:value-type="string">
            <text:p> 58 26 21 20 24 <text:span text:style-name="T1">18</text:span> <text:span text:style-name="T1">10</text:span> 9 5</text:p>
          </table:table-cell>
          <table:table-cell office:value-type="string" calcext:value-type="string">
            <text:p>There are two note worthy drops ( 24 -&gt; 18) =&gt;  5 to 4 clusters, with resultant 2 clusters of length around 40 each. </text:p>
            <text:p>Other drop is (18 → 10) =&gt; 4 to 3 clusters, with  one cluster of length 40.</text:p>
          </table:table-cell>
          <table:table-cell office:value-type="string" calcext:value-type="string">
            <text:p>Mayb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ku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 - A <text:s text:c="2"/>56 - <text:s/>A <text:s/>273 - A <text:s/>326 - <text:s/>1 <text:s/>A <text:s text:c="2"/>57 - A <text:s/>272 - </text:p>
          </table:table-cell>
          <table:table-cell office:value-type="string" calcext:value-type="string">
            <text:p> 45 36 31 21 21 17 <text:span text:style-name="T1">14</text:span> <text:span text:style-name="T1">8</text:span> 5 3</text:p>
          </table:table-cell>
          <table:table-cell office:value-type="string" calcext:value-type="string">
            <text:p>14 → 8 =&gt; 4 to 3 clusters with one of the cluster of length 12 and another of length around 40</text:p>
          </table:table-cell>
          <table:table-cell office:value-type="string" calcext:value-type="string">
            <text:p>Maybe corre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gq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 - A <text:s/>193 - <text:s/>1 <text:s/>A <text:s/>195 - A <text:s/>332 - </text:p>
          </table:table-cell>
          <table:table-cell office:value-type="string" calcext:value-type="string">
            <text:p> 40 34 34 29 16 18 <text:span text:style-name="T2">13</text:span> <text:span text:style-name="T1">19</text:span> <text:span text:style-name="T1">6</text:span></text:p>
          </table:table-cell>
          <table:table-cell office:value-type="string" calcext:value-type="string">
            <text:p>19 → 6 =&gt; 3 to 2 clusters </text:p>
          </table:table-cell>
          <table:table-cell office:value-type="string" calcext:value-type="string">
            <text:p>Corre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u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2 - A <text:s text:c="2"/>85 - <text:s/>1 <text:s/>A <text:s text:c="2"/>86 - A <text:s/>216 - </text:p>
          </table:table-cell>
          <table:table-cell office:value-type="string" calcext:value-type="string">
            <text:p> 41 48 39 28 25 24 <text:span text:style-name="T1">20</text:span> <text:span text:style-name="T1">12</text:span> 4</text:p>
          </table:table-cell>
          <table:table-cell office:value-type="string" calcext:value-type="string">
            <text:p>20 → 12 =&gt; 4 to 3 clusters with each cluster of size 40</text:p>
          </table:table-cell>
          <table:table-cell office:value-type="string" calcext:value-type="string">
            <text:p>Wro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x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- A <text:s/>160 - <text:s/>1 <text:s/>A <text:s/>161 - A <text:s/>346 - </text:p>
          </table:table-cell>
          <table:table-cell office:value-type="string" calcext:value-type="string">
            <text:p> 37 33 30 26 <text:span text:style-name="T2">17</text:span> 19 15 15 15 10 7 10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Wro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x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81 - A <text:s/>260 - <text:s/>2 <text:s/>A <text:s text:c="2"/>20 - A <text:s/>179 - <text:s/>A <text:s/>261 - A <text:s/>290 - </text:p>
          </table:table-cell>
          <table:table-cell office:value-type="string" calcext:value-type="string">
            <text:p> 32 32 28 21 <text:span text:style-name="T1">21 15</text:span> 12 9</text:p>
          </table:table-cell>
          <table:table-cell office:value-type="string" calcext:value-type="string">
            <text:p>21 → 15 =&gt; 5 to 4 clusters with two clusters of size 20 each</text:p>
          </table:table-cell>
          <table:table-cell office:value-type="string" calcext:value-type="string">
            <text:p>Maybe corre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ch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- A <text:s text:c="2"/>26 - <text:s/>A <text:s/>122 - A <text:s/>238 - <text:s/>1 <text:s/>A <text:s text:c="2"/>27 - A <text:s/>121 - </text:p>
          </table:table-cell>
          <table:table-cell office:value-type="string" calcext:value-type="string">
            <text:p> 47 40 34 32 <text:span text:style-name="T1">25 18</text:span> 15 7</text:p>
          </table:table-cell>
          <table:table-cell office:value-type="string" calcext:value-type="string">
            <text:p>25 → 18 =&gt; 5 to 4 clusters with only of size 30, else others are of more than 50</text:p>
          </table:table-cell>
          <table:table-cell office:value-type="string" calcext:value-type="string">
            <text:p>Wro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bd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 - A <text:s text:c="2"/>52 - <text:s/>A <text:s/>178 - A <text:s/>232 - <text:s/>1 <text:s/>A <text:s text:c="2"/>53 - A <text:s/>177 - </text:p>
          </table:table-cell>
          <table:table-cell office:value-type="string" calcext:value-type="string">
            <text:p> 38 37 28 28 26 26 <text:span text:style-name="T1">24 17</text:span></text:p>
          </table:table-cell>
          <table:table-cell office:value-type="string" calcext:value-type="string">
            <text:p>24 → 17 =&gt; 3 to 2 clusters</text:p>
          </table:table-cell>
          <table:table-cell office:value-type="string" calcext:value-type="string">
            <text:p>Corre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hr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 - C <text:s/>150 - <text:s/>1 <text:s/>C <text:s/>151 - C <text:s/>256 - </text:p>
          </table:table-cell>
          <table:table-cell office:value-type="string" calcext:value-type="string">
            <text:p> 37 37 34 20 20 <text:span text:style-name="T1">18 7</text:span> 5</text:p>
          </table:table-cell>
          <table:table-cell office:value-type="string" calcext:value-type="string">
            <text:p>18 → 7 =&gt; 4 to 3 clusters, 2 clusters each of size 40</text:p>
          </table:table-cell>
          <table:table-cell office:value-type="string" calcext:value-type="string">
            <text:p>Maybe wro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or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- A <text:s/>156 - <text:s/>1 <text:s/>A <text:s/>157 - A <text:s/>293 - </text:p>
          </table:table-cell>
          <table:table-cell office:value-type="string" calcext:value-type="string">
            <text:p> 39 28 27 25 21 <text:span text:style-name="T1">18</text:span> <text:span text:style-name="T1">12 5</text:span> 4 2</text:p>
          </table:table-cell>
          <table:table-cell office:value-type="string" calcext:value-type="string">
            <text:p>12 → 5 =&gt; 5 to 4 clusters, 1 cluster of size 5, 2 others of size around 10</text:p>
            <text:p>18 → 12 =&gt; 6 to 5 clusters, only 2 clusters of considerable size</text:p>
          </table:table-cell>
          <table:table-cell office:value-type="string" calcext:value-type="string">
            <text:p>Maybe correc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ca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 - A <text:s text:c="2"/>26 - <text:s/>A <text:s/>182 - A <text:s/>265 - <text:s/>1 <text:s/>A <text:s text:c="2"/>27 - A <text:s/>181 - </text:p>
          </table:table-cell>
          <table:table-cell office:value-type="string" calcext:value-type="string">
            <text:p> 55 39 36 31 31 28 20 18 17 <text:span text:style-name="T1">16</text:span> <text:span text:style-name="T1">11 4</text:span> 2 2</text:p>
          </table:table-cell>
          <table:table-cell office:value-type="string" calcext:value-type="string">
            <text:p>11 → 4 =&gt; 5 to 4 clusters, only one of considerable size</text:p>
            <text:p>16 → 11 =&gt; 6 to 5 clusters, two of considerable size</text:p>
          </table:table-cell>
          <table:table-cell office:value-type="string" calcext:value-type="string">
            <text:p>Maybe corre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rk1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 - B <text:s/>141 - <text:s/>1 <text:s/>B <text:s/>142 - B <text:s/>230 - </text:p>
          </table:table-cell>
          <table:table-cell office:value-type="string" calcext:value-type="string">
            <text:p> 34 33 25 <text:span text:style-name="T1">21 16</text:span> 13 10 8</text:p>
          </table:table-cell>
          <table:table-cell office:value-type="string" calcext:value-type="string">
            <text:p>21 → 16 =&gt; 6 to 5 clusters, 2 are less than 10 and another is of size 15.</text:p>
          </table:table-cell>
          <table:table-cell office:value-type="string" calcext:value-type="string">
            <text:p>Corre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h4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- A <text:s/>149 - <text:s/>1 <text:s/>A <text:s/>150 - A <text:s/>219 - </text:p>
          </table:table-cell>
          <table:table-cell office:value-type="string" calcext:value-type="string">
            <text:p> 40 38 22 18 18 <text:span text:style-name="T1">20 7</text:span></text:p>
          </table:table-cell>
          <table:table-cell/>
          <table:table-cell office:value-type="string" calcext:value-type="string">
            <text:p>Correc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rk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- A <text:s text:c="2"/>87 - <text:s/>A <text:s/>195 - A <text:s/>271 - <text:s/>1 <text:s/>A <text:s text:c="2"/>88 - A <text:s/>194 - </text:p>
          </table:table-cell>
          <table:table-cell office:value-type="string" calcext:value-type="string">
            <text:p> 48 39 33 33 <text:span text:style-name="T1">25 20 19 15</text:span> 14</text:p>
          </table:table-cell>
          <table:table-cell office:value-type="string" calcext:value-type="string">
            <text:p>25 → 20 =&gt; 6 → 5 clusters, only one out of the 5 is small</text:p>
            <text:p>19 → 15 =&gt; 4 to 3 clusters, the one extra cluster can be easily ignored(2 residues)</text:p>
          </table:table-cell>
          <table:table-cell office:value-type="string" calcext:value-type="string">
            <text:p>Corre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cy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80 - A <text:s/>404 - <text:s/>2 <text:s/>A <text:s/>218 - A <text:s/>279 - <text:s/>A <text:s/>405 - A <text:s/>472 - </text:p>
          </table:table-cell>
          <table:table-cell office:value-type="string" calcext:value-type="string">
            <text:p> 44 39 35 26 20 19 <text:span text:style-name="T1">13 5</text:span></text:p>
          </table:table-cell>
          <table:table-cell/>
          <table:table-cell office:value-type="string" calcext:value-type="string">
            <text:p>Correc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ka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- A <text:s/>102 - <text:s/>1 <text:s/>A <text:s/>103 - A <text:s/>203 - </text:p>
          </table:table-cell>
          <table:table-cell office:value-type="string" calcext:value-type="string">
            <text:p> 33 33 34 29 <text:span text:style-name="T1">28 23 18</text:span></text:p>
          </table:table-cell>
          <table:table-cell office:value-type="string" calcext:value-type="string">
            <text:p>28 → 23 =&gt; 4 → 3 clusters, one is really small and fragmented.</text:p>
            <text:p>23 → 18 =&gt; 3 → 2 clusters of considerable sizes</text:p>
          </table:table-cell>
          <table:table-cell office:value-type="string" calcext:value-type="string">
            <text:p>Corre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l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 - A <text:s text:c="2"/>75 - <text:s/>1 <text:s/>A <text:s text:c="2"/>76 - A <text:s/>123 - </text:p>
          </table:table-cell>
          <table:table-cell office:value-type="string" calcext:value-type="string">
            <text:p> 42 25 12 <text:span text:style-name="T1">11 3</text:span></text:p>
          </table:table-cell>
          <table:table-cell/>
          <table:table-cell office:value-type="string" calcext:value-type="string">
            <text:p>Corre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b7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 - A <text:s/>343 - <text:s/>1 <text:s/>A <text:s/>346 - A <text:s/>472 - </text:p>
          </table:table-cell>
          <table:table-cell office:value-type="string" calcext:value-type="string">
            <text:p> 30 29 24 21 19 17 15 13 11 <text:span text:style-name="T1">12 3</text:span></text:p>
          </table:table-cell>
          <table:table-cell/>
          <table:table-cell office:value-type="string" calcext:value-type="string">
            <text:p>Correc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cj8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-1 - B <text:s text:c="2"/>13 - <text:s/>1 <text:s/>B <text:s text:c="2"/>14 - B <text:s text:c="2"/>79 - <text:s/>1 <text:s/>B <text:s text:c="2"/>80 - B <text:s/>216 - </text:p>
          </table:table-cell>
          <table:table-cell office:value-type="string" calcext:value-type="string">
            <text:p> 65 49 <text:span text:style-name="T1">53</text:span> <text:span text:style-name="T1">35 11</text:span> 8 3</text:p>
          </table:table-cell>
          <table:table-cell office:value-type="string" calcext:value-type="string">
            <text:p>35 → 11 =&gt; 5 to 4 clusters, Only 2 are of considerable size</text:p>
            <text:p>53 → 35 =&gt; 6 to 5 clusters, 2 clusters of considerable size and another of size 30</text:p>
          </table:table-cell>
          <table:table-cell office:value-type="string" calcext:value-type="string">
            <text:p>Mayb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inp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1 - A <text:s/>127 - <text:s/>2 <text:s/>A <text:s text:c="3"/>1 - A <text:s text:c="2"/>80 - <text:s/>A <text:s/>128 - A <text:s/>234 - <text:s/>1 <text:s/>A <text:s/>235 - A <text:s/>400 - </text:p>
          </table:table-cell>
          <table:table-cell office:value-type="string" calcext:value-type="string">
            <text:p> 37 25 22 22 20 17 16 <text:span text:style-name="T1">13 9</text:span> 9 4 2 2 1 1 1 1</text:p>
          </table:table-cell>
          <table:table-cell office:value-type="string" calcext:value-type="string">
            <text:p>13 → 9 =&gt; 11 to 10 clusters, Only two clusters of comparable size</text:p>
          </table:table-cell>
          <table:table-cell office:value-type="string" calcext:value-type="string">
            <text:p>Wron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ok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 - A <text:s/>161 - <text:s/>1 <text:s/>A <text:s/>162 - A <text:s/>303 - <text:s/>1 <text:s/>A <text:s/>305 - A <text:s/>373 - </text:p>
          </table:table-cell>
          <table:table-cell office:value-type="string" calcext:value-type="string">
            <text:p> 40 32 32 28 25 <text:span text:style-name="T2">25 18 </text:span><text:span text:style-name="T1">23</text:span> <text:span text:style-name="T1">15 4</text:span> 3 1</text:p>
          </table:table-cell>
          <table:table-cell office:value-type="string" calcext:value-type="string">
            <text:p>23 → 15 =&gt; 6 to 5 clusters, exactly clusters of considerable size are observed</text:p>
            <text:p>15 → 4 =&gt; 5 to 4 clusters, one cluster is of 0 size. And another one is of around 20 size.</text:p>
            <text:p>So, only two clusters of considerable size are observed</text:p>
          </table:table-cell>
          <table:table-cell office:value-type="string" calcext:value-type="string">
            <text:p>2 or 3 both as </text:p>
            <text:p>Outpu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fc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- A <text:s/>116 - <text:s/>A <text:s/>256 - A <text:s/>327 - <text:s/>1 <text:s/>A <text:s/>117 - A <text:s/>255 - <text:s/>1 <text:s/>A <text:s/>328 - A <text:s/>401 - </text:p>
          </table:table-cell>
          <table:table-cell office:value-type="string" calcext:value-type="string">
            <text:p> 33 34 28 26 23 <text:span text:style-name="T1">18 11 12 3</text:span> 1</text:p>
          </table:table-cell>
          <table:table-cell office:value-type="string" calcext:value-type="string">
            <text:p>18 → 11 =&gt; 6 to 5 clusters, 3 clusters are of considerable size</text:p>
            <text:p>12 → 3 =&gt; Only 1 cluster of considerable size. Thus, the above value is correct</text:p>
          </table:table-cell>
          <table:table-cell office:value-type="string" calcext:value-type="string">
            <text:p>Corre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jey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 - B <text:s/>242 - <text:s/>1 <text:s/>B <text:s/>243 - B <text:s/>443 - <text:s/>1 <text:s/>B <text:s/>444 - B <text:s/>545 - </text:p>
          </table:table-cell>
          <table:table-cell office:value-type="string" calcext:value-type="string">
            <text:p> 41 35 30 <text:span text:style-name="T1">34 20</text:span> 17 14 12 11 9 8 8 5 7 3 2 2 2 1</text:p>
          </table:table-cell>
          <table:table-cell office:value-type="string" calcext:value-type="string">
            <text:p>Too many fragmented clusters</text:p>
          </table:table-cell>
          <table:table-cell office:value-type="string" calcext:value-type="string">
            <text:p>Wro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ab4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0 - A <text:s/>235 - <text:s/>A <text:s/>334 - A <text:s/>369 - <text:s/>A <text:s/>494 - A <text:s/>522 - <text:s/>1 <text:s/>A <text:s/>236 - A <text:s/>333 - <text:s/>1 <text:s/>A <text:s/>370 - A <text:s/>493 - </text:p>
          </table:table-cell>
          <table:table-cell office:value-type="string" calcext:value-type="string">
            <text:p> 37 34 26 25 23 <text:span text:style-name="T1">19 14 9</text:span> 7 9</text:p>
          </table:table-cell>
          <table:table-cell office:value-type="string" calcext:value-type="string">
            <text:p>19 → 14 =&gt; 6 to 5 clusters, out of this only one cluster is small of size around 27 residues. Thus 4 domains</text:p>
            <text:p>14 → 9 =&gt; 4 to 3 clusters, Still the cluster of 27 residues persists. Thus 2 domains</text:p>
          </table:table-cell>
          <table:table-cell office:value-type="string" calcext:value-type="string">
            <text:p>Wro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g2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 - A <text:s/>120 - <text:s/>A <text:s/>157 - A <text:s/>244 - <text:s/>2 <text:s/>A <text:s/>121 - A <text:s/>156 - <text:s/>A <text:s/>360 - A <text:s/>441 - <text:s/>1 <text:s/>A <text:s/>245 - A <text:s/>359 - </text:p>
          </table:table-cell>
          <table:table-cell office:value-type="string" calcext:value-type="string">
            <text:p> 48 32 31 26 24 23 22 18 17 16 13 <text:span text:style-name="T1">16 10</text:span> 7</text:p>
          </table:table-cell>
          <table:table-cell office:value-type="string" calcext:value-type="string">
            <text:p>16 → 10 =&gt; 4 to 3 clusters, wrong as one of the cluster is of very small size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Discu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pmi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 - A <text:s/>153 - <text:s/>A <text:s/>265 - A <text:s/>305 - <text:s/>2 <text:s/>A <text:s/>154 - A <text:s/>264 - <text:s/>A <text:s/>306 - A <text:s/>330 - <text:s/>2 <text:s/>A <text:s text:c="3"/>2 - A <text:s text:c="3"/>9 - <text:s/>A <text:s/>331 - A <text:s/>441 - </text:p>
          </table:table-cell>
          <table:table-cell office:value-type="string" calcext:value-type="string">
            <text:p> 39 38 32 22 21 21 <text:span text:style-name="T1">20 11</text:span> 10 9</text:p>
          </table:table-cell>
          <table:table-cell office:value-type="string" calcext:value-type="string">
            <text:p>20 → 11 =&gt; 5 to 4 clusters and all 4 clusters are of considerable size</text:p>
          </table:table-cell>
          <table:table-cell office:value-type="string" calcext:value-type="string">
            <text:p>Wro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dd </text:p>
          </table:table-cell>
          <table:table-cell office:value-type="string" calcext:value-type="string">
            <text:p><text:s/>F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 - F <text:s text:c="2"/>95 - <text:s/>F <text:s/>181 - F <text:s/>203 - <text:s/>F <text:s/>281 - F <text:s/>345 - <text:s/>1 <text:s/>F <text:s text:c="2"/>96 - F <text:s/>180 - <text:s/>1 <text:s/>F <text:s/>204 - F <text:s/>279 - </text:p>
          </table:table-cell>
          <table:table-cell office:value-type="string" calcext:value-type="string">
            <text:p> 41 37 33 27 27 27 23 16 <text:span text:style-name="T1">16 9</text:span> 4 3</text:p>
          </table:table-cell>
          <table:table-cell office:value-type="string" calcext:value-type="string">
            <text:p>16 → 9 =&gt; 5 to 4 clusters with one cluster of negligible size. Thus 3 domains</text:p>
          </table:table-cell>
          <table:table-cell office:value-type="string" calcext:value-type="string">
            <text:p>Corre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2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5 - A <text:s/>262 - <text:s/>2 <text:s/>A <text:s/>263 - A <text:s/>528 - <text:s/>A <text:s/>651 - A <text:s/>716 - <text:s/>1 <text:s/>A <text:s/>529 - A <text:s/>650 - </text:p>
          </table:table-cell>
          <table:table-cell office:value-type="string" calcext:value-type="string">
            <text:p> 30 25 23 19 19 16 15 12 10 <text:span text:style-name="T1">8 1</text:span> 1</text:p>
          </table:table-cell>
          <table:table-cell office:value-type="string" calcext:value-type="string">
            <text:p><text:s/>8 → 1 =&gt; 4 to 3 clusters with only one cluster of considerable size. </text:p>
          </table:table-cell>
          <table:table-cell office:value-type="string" calcext:value-type="string">
            <text:p>Wro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yqy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65 - A <text:s/>301 - <text:s/>A <text:s/>385 - A <text:s/>551 - <text:s/>1 <text:s/>A <text:s/>302 - A <text:s/>384 - <text:s/>1 <text:s/>A <text:s/>552 - A <text:s/>778 - </text:p>
          </table:table-cell>
          <table:table-cell office:value-type="string" calcext:value-type="string">
            <text:p> 38 30 25 25 24 24 22 26 18 14 13 13 12 11 <text:span text:style-name="T1">15 4</text:span> 3 2</text:p>
          </table:table-cell>
          <table:table-cell office:value-type="string" calcext:value-type="string">
            <text:p>15 → 4 =&gt; 5 to 4 clusters with 2 clusters of size around 30</text:p>
          </table:table-cell>
          <table:table-cell office:value-type="string" calcext:value-type="string">
            <text:p>Wro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9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4 - A <text:s/>110 - <text:s/>A <text:s/>209 - A <text:s/>273 - <text:s/>1 <text:s/>A <text:s/>111 - A <text:s/>208 - <text:s/>1 <text:s/>A <text:s/>274 - A <text:s/>437 - </text:p>
          </table:table-cell>
          <table:table-cell office:value-type="string" calcext:value-type="string">
            <text:p> 53 40 39 35 29 28 24 24 22 22 12 9 7 <text:span text:style-name="T1">11 4</text:span> 4</text:p>
          </table:table-cell>
          <table:table-cell office:value-type="string" calcext:value-type="string">
            <text:p>11 → 4 =&gt; 4 to 3 clusters with one cluster of size 10</text:p>
          </table:table-cell>
          <table:table-cell office:value-type="string" calcext:value-type="string">
            <text:p>Wro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8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 - A <text:s/>103 - <text:s/>1 <text:s/>A <text:s/>104 - A <text:s/>341 - <text:s/>1 <text:s/>A <text:s/>343 - A <text:s/>498 - </text:p>
          </table:table-cell>
          <table:table-cell office:value-type="string" calcext:value-type="string">
            <text:p><text:s/>33 30 26 21 20 22 17 5 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eb7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4 - C <text:s/>291 - <text:s/>2 <text:s/>C <text:s/>292 - C <text:s/>302 - <text:s/>C <text:s/>500 - C <text:s/>652 - <text:s/>1 <text:s/>C <text:s/>303 - C <text:s/>499 - </text:p>
          </table:table-cell>
          <table:table-cell office:value-type="string" calcext:value-type="string">
            <text:p><text:s/>42 26 31 25 20 17 17 15 12 10 13 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4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97 - A <text:s/>621 - <text:s/>A <text:s/>703 - A <text:s/>737 - <text:s/>1 <text:s/>A <text:s/>622 - A <text:s/>702 - <text:s/>1 <text:s/>A <text:s/>738 - A <text:s/>846 - </text:p>
          </table:table-cell>
          <table:table-cell office:value-type="string" calcext:value-type="string">
            <text:p><text:s/>43 35 26 26 23 20 18 17 17 15 9 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p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8 - A <text:s/>977 - <text:s/>2 <text:s/>A <text:s/>978 - A 1020 - <text:s/>A 1178 - A 1218 - <text:s/>1 <text:s/>A 1021 - A 1177 - </text:p>
          </table:table-cell>
          <table:table-cell office:value-type="string" calcext:value-type="string">
            <text:p><text:s/>33 29 27 33 27 24 21 25 19 17 19 7 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ip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5 - A <text:s text:c="2"/>80 - <text:s/>2 <text:s/>A <text:s text:c="2"/>81 - A <text:s text:c="2"/>95 - <text:s/>A <text:s/>242 - A <text:s/>275 - <text:s/>1 <text:s/>A <text:s text:c="2"/>96 - A <text:s/>241 - </text:p>
          </table:table-cell>
          <table:table-cell office:value-type="string" calcext:value-type="string">
            <text:p><text:s/>50 36 30 24 23 21 25 14 16 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c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8 - A <text:s/>160 - <text:s/>A <text:s/>400 - A <text:s/>414 - <text:s/>1 <text:s/>A <text:s/>161 - A <text:s/>252 - <text:s/>2 <text:s/>A <text:s/>253 - A <text:s/>399 - <text:s/>A <text:s/>415 - A <text:s/>463 - </text:p>
          </table:table-cell>
          <table:table-cell office:value-type="string" calcext:value-type="string">
            <text:p><text:s/>45 40 21 18 16 11 6 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we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 - A <text:s text:c="2"/>59 - <text:s/>2 <text:s/>A <text:s text:c="2"/>60 - A <text:s/>161 - <text:s/>A <text:s/>292 - A <text:s/>323 - <text:s/>2 <text:s/>A <text:s/>162 - A <text:s/>291 - <text:s/>A <text:s/>324 - A <text:s/>340 - </text:p>
          </table:table-cell>
          <table:table-cell office:value-type="string" calcext:value-type="string">
            <text:p><text:s/>40 36 26 27 26 20 18 18 13 9 2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l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- A <text:s/>195 - <text:s/>A <text:s/>391 - A <text:s/>630 - <text:s/>1 <text:s/>A <text:s/>196 - A <text:s/>390 - <text:s/>1 <text:s/>A <text:s/>631 - A <text:s/>821 - </text:p>
          </table:table-cell>
          <table:table-cell office:value-type="string" calcext:value-type="string">
            <text:p><text:s/>33 23 20 17 21 16 16 15 17 15 13 13 10 10 7 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li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0 - A <text:s text:c="2"/>72 - <text:s/>1 <text:s/>A <text:s text:c="2"/>73 - A <text:s/>206 - <text:s/>1 <text:s/>A <text:s/>207 - A <text:s/>302 - </text:p>
          </table:table-cell>
          <table:table-cell office:value-type="string" calcext:value-type="string">
            <text:p><text:s/>52 42 37 27 27 21 26 21 18 12 8</text:p>
          </table:table-cell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1T04:28:43.237345689</dc:date>
    <meta:editing-duration>PT1H47M2S</meta:editing-duration>
    <meta:editing-cycles>19</meta:editing-cycles>
    <meta:generator>LibreOffice/5.1.4.2$Linux_X86_64 LibreOffice_project/10$Build-2</meta:generator>
    <meta:document-statistic meta:table-count="1" meta:cell-count="266" meta:object-count="0"/>
  </office:meta>
</office:document-meta>
</file>